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1f09bc" officeooo:paragraph-rsid="00082861" style:font-size-asian="10pt" style:font-name-complex="Arial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2" style:family="paragraph" style:parent-style-name="Title">
      <style:paragraph-properties fo:break-before="page"/>
      <style:text-properties officeooo:rsid="001cba46" officeooo:paragraph-rsid="00082861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85336" officeooo:paragraph-rsid="00082861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officeooo:rsid="0009bce4" officeooo:paragraph-rsid="0009bce4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font-weight="bold" officeooo:rsid="0009bce4" officeooo:paragraph-rsid="0009bce4" style:font-size-asian="10pt" style:font-weight-asian="bold" style:font-name-complex="Arial" style:font-size-complex="10pt"/>
    </style:style>
    <style:style style:name="P19" style:family="paragraph" style:parent-style-name="Text_20_body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officeooo:rsid="00085336"/>
    </style:style>
    <style:style style:name="T5" style:family="text">
      <style:text-properties officeooo:rsid="0009bce4"/>
    </style:style>
    <style:style style:name="T6" style:family="text">
      <style:text-properties fo:font-weight="bold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1"><text:span text:style-name="T1">Référence du module testé</text:span><text:span text:style-name="T2"> : <text:tab/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Date du test : </text:p>
          </table:table-cell>
          <table:covered-table-cell/>
          <table:table-cell table:style-name="Tableau3.C2" table:number-columns-spanned="3" office:value-type="string">
            <text:p text:style-name="P14">30 Avril 2026 14h-17h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Type du test :</text:p>
          </table:table-cell>
          <table:covered-table-cell/>
          <table:table-cell table:style-name="Tableau3.C2" table:number-columns-spanned="3" office:value-type="string">
            <text:p text:style-name="P5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Objectif du test : </text:p>
          </table:table-cell>
          <table:covered-table-cell/>
          <table:table-cell table:style-name="Tableau3.C2" table:number-columns-spanned="3" office:value-type="string">
            <text:p text:style-name="P5">Vérifier l’<text:span text:style-name="T4">encodage</text:span> <text:span text:style-name="T4">et</text:span> l'envoi des trames binaires de programmation de <text:span text:style-name="T4">sessions</text:span> <text:span text:style-name="T4">vers le gestionnaire de charge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0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4">Le serveur de simulation est arrêté. L'application mobile est fermée.</text:p>
          </table:table-cell>
          <table:covered-table-cell/>
          <table:covered-table-cell/>
          <table:covered-table-cell/>
          <table:table-cell table:style-name="Tableau3.C2" office:value-type="string">
            <text:p text:style-name="P3">Environnement du test</text:p>
            <text:p text:style-name="P9">PC avec Qt Creator pour le serveur. Téléphone Android connecté sur le même réseau local <text:span text:style-name="T5">(wifi)</text:span>.</text:p>
          </table:table-cell>
        </table:table-row>
        <table:table-row table:style-name="Tableau3.1">
          <table:table-cell table:style-name="Tableau3.A5" table:number-columns-spanned="5" office:value-type="string">
            <text:p text:style-name="P10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°</text:p>
          </table:table-cell>
          <table:table-cell table:style-name="Tableau3.B8" table:number-columns-spanned="2" office:value-type="string">
            <text:p text:style-name="P6">Opérations</text:p>
          </table:table-cell>
          <table:covered-table-cell/>
          <table:table-cell table:style-name="Tableau3.C2" table:number-columns-spanned="2" office:value-type="string">
            <text:p text:style-name="P6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18">1</text:p>
          </table:table-cell>
          <table:table-cell table:style-name="Tableau3.B9" table:number-columns-spanned="2" office:value-type="string">
            <text:p text:style-name="P17">Lancer l'exécutable du Serveur de Simulation sur l'ordinateur.</text:p>
          </table:table-cell>
          <table:covered-table-cell/>
          <table:table-cell table:style-name="Tableau3.D9" table:number-columns-spanned="2" office:value-type="string">
            <text:p text:style-name="P7">La console du serveur s'ouvre et affiche : <text:span text:style-name="Source_20_Text">"Serveur de simulation DEMARRE sur le port 1234 !"</text:span>. L'interface graphique du serveur est vide ou affiche l'historique existant.</text:p>
          </table:table-cell>
          <table:covered-table-cell/>
        </table:table-row>
        <table:table-row table:style-name="Tableau3.10">
          <table:table-cell table:style-name="Tableau3.A9" office:value-type="string">
            <text:p text:style-name="P16">2</text:p>
          </table:table-cell>
          <table:table-cell table:style-name="Tableau3.B9" table:number-columns-spanned="2" office:value-type="string">
            <text:p text:style-name="P8">Lancer l'application mobile sur le téléphone.</text:p>
          </table:table-cell>
          <table:covered-table-cell/>
          <table:table-cell table:style-name="Tableau3.D9" table:number-columns-spanned="2" office:value-type="string">
            <text:p text:style-name="P7">Le serveur détecte la connexion et affiche dans ses logs : <text:span text:style-name="Source_20_Text">"[SERVEUR] Un client mobile vient de se connecter !"</text:span>.</text:p>
          </table:table-cell>
          <table:covered-table-cell/>
        </table:table-row>
        <table:table-row table:style-name="Tableau3.11">
          <table:table-cell table:style-name="Tableau3.A9" office:value-type="string">
            <text:p text:style-name="P16">3</text:p>
          </table:table-cell>
          <table:table-cell table:style-name="Tableau3.B9" table:number-columns-spanned="2" office:value-type="string">
            <text:p text:style-name="P8">Sur l'application mobile : Sélectionner la borne (ex: "Borne Camille").</text:p>
          </table:table-cell>
          <table:covered-table-cell/>
          <table:table-cell table:style-name="Tableau3.D9" table:number-columns-spanned="2" office:value-type="string">
            <text:p text:style-name="P7">L'interface mobile passe à la page du tableau de bord de la borne choisie.</text:p>
          </table:table-cell>
          <table:covered-table-cell/>
        </table:table-row>
        <table:table-row table:style-name="Tableau3.12">
          <table:table-cell table:style-name="Tableau3.A9" office:value-type="string">
            <text:p text:style-name="P16">4</text:p>
          </table:table-cell>
          <table:table-cell table:style-name="Tableau3.B9" table:number-columns-spanned="2" office:value-type="string">
            <text:p text:style-name="P8">Sur l'application mobile : Cliquer sur "Programmer une charge", cocher les jours (ex: Lun, Mar), définir l'heure de début (ex: 08:00) et l'heure de fin (ex: 17:00).</text:p>
          </table:table-cell>
          <table:covered-table-cell/>
          <table:table-cell table:style-name="Tableau3.D9" table:number-columns-spanned="2" office:value-type="string">
            <text:p text:style-name="P7">Les sélections sont bien prises en compte visuellement par l'application mobile.</text:p>
          </table:table-cell>
          <table:covered-table-cell/>
        </table:table-row>
        <table:table-row table:style-name="Tableau3.13">
          <table:table-cell table:style-name="Tableau3.A9" office:value-type="string">
            <text:p text:style-name="P16">5</text:p>
          </table:table-cell>
          <table:table-cell table:style-name="Tableau3.B9" table:number-columns-spanned="2" office:value-type="string">
            <text:p text:style-name="P8">Sur l'application mobile : Choisir un véhicule dans la liste et valider en cliquant sur le bouton <text:span text:style-name="T6">"Finaliser"</text:span>.</text:p>
          </table:table-cell>
          <table:covered-table-cell/>
          <table:table-cell table:style-name="Tableau3.D9" table:number-columns-spanned="2" office:value-type="string">
            <text:p text:style-name="P7">L'application mobile revient à la page principale. La trame binaire 'P' est formatée et expédiée via le réseau.</text:p>
          </table:table-cell>
          <table:covered-table-cell/>
        </table:table-row>
        <table:table-row table:style-name="Tableau3.14">
          <table:table-cell table:style-name="Tableau3.A9" office:value-type="string">
            <text:p text:style-name="P16">6</text:p>
          </table:table-cell>
          <table:table-cell table:style-name="Tableau3.B9" table:number-columns-spanned="2" office:value-type="string">
            <text:p text:style-name="P8">Observer immédiatement la console des logs du Serveur de Simulation.</text:p>
          </table:table-cell>
          <table:covered-table-cell/>
          <table:table-cell table:style-name="Tableau3.D9" table:number-columns-spanned="2" office:value-type="string">
            <text:p text:style-name="P19">Le serveur affiche logiquement :</text:p>
            <text:p text:style-name="Text_20_body"/>
            <text:p text:style-name="Text_20_body"><text:span text:style-name="T7">1. </text:span><text:span text:style-name="Source_20_Text"><text:span text:style-name="T7">[SERVEUR] Trame PROGRAMMATION SESSION reçue.</text:span></text:span></text:p>
            <text:p text:style-name="P20"><text:soft-page-break/>2. La nouvelle session s'affiche correctement dans l'interface graphique du serveur (dans la bonne liste).</text:p>
            <text:p text:style-name="Text_20_body"><text:span text:style-name="T7">3. </text:span><text:span text:style-name="Source_20_Text"><text:span text:style-name="T7">[SERVEUR] Session confirmée et sauvegardée.</text:span></text:span></text:p>
            <text:p text:style-name="P7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16">7</text:p>
          </table:table-cell>
          <table:table-cell table:style-name="Tableau3.B9" table:number-columns-spanned="2" office:value-type="string">
            <text:p text:style-name="P8">Vérifier le fichier texte côté serveur.</text:p>
          </table:table-cell>
          <table:covered-table-cell/>
          <table:table-cell table:style-name="Tableau3.D9" table:number-columns-spanned="2" office:value-type="string">
            <text:p text:style-name="P7">Le fichier <text:span text:style-name="Source_20_Text">sessions.txt</text:span> contient une nouvelle ligne parfaitement formatée avec les données envoyées (ex: <text:span text:style-name="Source_20_Text">Borne Camille;Zoe;Lun, Mar;08:00;17:00</text:span>).</text:p>
          </table:table-cell>
          <table:covered-table-cell/>
        </table:table-row>
        <table:table-row table:style-name="Tableau3.1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3-26T10:38:56.194169243</dc:date>
    <meta:editing-duration>PT1H17M50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2" meta:paragraph-count="41" meta:word-count="315" meta:character-count="2003" meta:non-whitespace-character-count="1725"/>
  </office:meta>
</office:document-meta>
</file>